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RW Chancery L" officeooo:rsid="001ed138" officeooo:paragraph-rsid="001ed138"/>
    </style:style>
    <style:style style:name="P2" style:family="paragraph" style:parent-style-name="Standard">
      <style:text-properties style:font-name="URW Chancery L" officeooo:rsid="001f1f69" officeooo:paragraph-rsid="001f1f69"/>
    </style:style>
    <style:style style:name="P3" style:family="paragraph" style:parent-style-name="Standard">
      <style:text-properties style:font-name="URW Chancery L" officeooo:rsid="001f1f69" officeooo:paragraph-rsid="0023b23c"/>
    </style:style>
    <style:style style:name="P4" style:family="paragraph" style:parent-style-name="Standard">
      <style:text-properties style:font-name="URW Chancery L" officeooo:rsid="00210938" officeooo:paragraph-rsid="00210938"/>
    </style:style>
    <style:style style:name="P5" style:family="paragraph" style:parent-style-name="Standard">
      <style:text-properties style:font-name="URW Chancery L" officeooo:rsid="002268de" officeooo:paragraph-rsid="002268de"/>
    </style:style>
    <style:style style:name="P6" style:family="paragraph" style:parent-style-name="Standard">
      <style:text-properties style:font-name="URW Chancery L" officeooo:rsid="0023b23c" officeooo:paragraph-rsid="0023b23c"/>
    </style:style>
    <style:style style:name="P7" style:family="paragraph" style:parent-style-name="Standard">
      <style:text-properties style:font-name="URW Chancery L" officeooo:rsid="002475fb" officeooo:paragraph-rsid="002475fb"/>
    </style:style>
    <style:style style:name="T1" style:family="text">
      <style:text-properties officeooo:rsid="00210938"/>
    </style:style>
    <style:style style:name="T2" style:family="text">
      <style:text-properties officeooo:rsid="0023b2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dont question .i like to believe ,not to everyone but to some whom i consider as respectctfull,truthfull..i got to know humanbeings must be a seeker not a believer .but if i start to think that i should question there are plenty ,everything is doubtfull.what i can trust what i can not .how can i decide .what is lif ewhat is path .what should i believe.its all blasting my head .</text:p>
      <text:p text:style-name="P1"/>
      <text:p text:style-name="P1">Leave all the i doubt more in me ?even now all these question or what i am writing is it am i doing t o show something or i am giving some excuses .i doubt .i think i act all the time not now from a long time i started think that .and i think in all this acting i forgot totally what i am ,i am totally blind .in a dense dark blackhole I reside .do i need any help to get out of it or i have to find my way to light . But if i need help whom can i trust .or if i have to find the way myself can i be able to do it alone .am i capable ,i question .</text:p>
      <text:p text:style-name="P1"/>
      <text:p text:style-name="P1">I know nothing .i have no knowledge about anything .i left seeking ,its been a long time .i forgot the feelings of knowing something .</text:p>
      <text:p text:style-name="P2"/>
      <text:p text:style-name="P2">I can remember there are a little things that has not been changed since my childhood .i loved being me then.</text:p>
      <text:p text:style-name="P2">Everyone likes me .i looked beutiful charming ,always smiling ,people love the way smile.<text:span text:style-name="T1">i was a briliant student .i never felt difficulty to learn ..all the academic study are completed before time .i love literature and astronomical science.i love history .not geography .i love singing and to listen songs .i started dancing but never that good at it .i enjoyed painting and scetching .i remember i used to draw lord shiva on the floor with chalk without looking at any picture .i can spend all the night looking at the stars and the sky .i was a good storyteller .</text:span></text:p>
      <text:p text:style-name="P4">All this vanished i have washed all .</text:p>
      <text:p text:style-name="P5">Now i enjoy singing .still it make me happy. <text:span text:style-name="T2">And i dont even properly know that .</text:span></text:p>
      <text:p text:style-name="P5"/>
      <text:p text:style-name="P3">I like listening to sadguru .because he ddont say he is god..he say things about yoga .should i believe that.. but i can try and see the changes ,will it waste my time if i will not suceed but how .., anyway i am not doing anything.</text:p>
      <text:p text:style-name="P3"/>
      <text:p text:style-name="P6">I have started doing ishakiriya today .iits good .rather than thinking about future or past itsa right to make my presenyt better .because this is the only truth i ican feel it i can see it .</text:p>
      <text:p text:style-name="P6">Krishna may be a illusion or there is noone like him but what ever we listen as his words thats always right .i have to continue my karma and pay more attention to my duty .life is uncertain .may be tomorrow i will not be here ,may be they will not be here for whom i have some duty .before time gone i cannot delay more .i have to start now .i there are lot to explore in this world lot to leran .i have to start .</text:p>
      <text:p text:style-name="P7">I dont like doing 9 to 5 job ..okay but isnt there is a point to do so .i will get to know new things ,i will get to mingle with new people.and i need money to fulfil some of my target ,like music lession,dance lession,mama papa travel all over india .i have start something by my own for the seva.</text:p>
      <text:p text:style-name="P7">Yeah alwys this thought made me delightful that i will start something which will help the poor .which will teach the kids and make them a better person .in a peaceful environment .i want to spent hapily .i am 26 when will i start working for that .i can not dream only about it .who knows i will suceed or not but if i will not try how can i conclude anything .</text:p>
      <text:p text:style-name="P7"/>
      <text:p text:style-name="P7">So now daily i have to make me remember once a day that </text:p>
      <text:p text:style-name="P7">give some time to the soul </text:p>
      <text:p text:style-name="P7">dont study as i do .learn something .</text:p>
      <text:p text:style-name="P7">What ever work do it mindfully giving the whole concentration to it even if u listen a song or cook or study or jogging whatever .</text:p>
      <text:p text:style-name="P7">Dont waste time.</text:p>
      <text:p text:style-name="P7"><text:soft-page-break/>I have always taken easily about job so now i have to face it as a battle ,because no more excuse to get any job .i have to find a suitable one when i have dignity ,learning exposure, and money .for that i know i dont have skills so everyday i have to make myself prepared .</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7T11:41:54.978783548</meta:creation-date>
    <dc:date>2018-12-27T14:07:42.685648848</dc:date>
    <meta:editing-duration>PT18S</meta:editing-duration>
    <meta:editing-cycles>1</meta:editing-cycles>
    <meta:document-statistic meta:table-count="0" meta:image-count="0" meta:object-count="0" meta:page-count="2" meta:paragraph-count="18" meta:word-count="789" meta:character-count="3896" meta:non-whitespace-character-count="3123"/>
    <meta:generator>LibreOffice/5.1.6.2$Linux_X86_64 LibreOffice_project/10m0$Build-2</meta:generator>
  </office:meta>
</office:document-meta>
</file>